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4e33" officeooo:paragraph-rsid="000d4e33"/>
    </style:style>
    <style:style style:name="P2" style:family="paragraph" style:parent-style-name="Standard">
      <style:text-properties officeooo:rsid="000f2b62" officeooo:paragraph-rsid="000f2b62"/>
    </style:style>
    <style:style style:name="P3" style:family="paragraph" style:parent-style-name="Standard">
      <style:text-properties officeooo:rsid="000f6726" officeooo:paragraph-rsid="000f6726"/>
    </style:style>
    <style:style style:name="P4" style:family="paragraph" style:parent-style-name="Standard">
      <style:text-properties officeooo:rsid="001077e6" officeooo:paragraph-rsid="001077e6"/>
    </style:style>
    <style:style style:name="P5" style:family="paragraph" style:parent-style-name="Standard">
      <style:text-properties officeooo:rsid="0012255c" officeooo:paragraph-rsid="0012255c"/>
    </style:style>
    <style:style style:name="P6" style:family="paragraph" style:parent-style-name="Standard">
      <style:text-properties officeooo:rsid="0013c18e" officeooo:paragraph-rsid="0013c18e"/>
    </style:style>
    <style:style style:name="P7" style:family="paragraph" style:parent-style-name="Standard">
      <style:text-properties officeooo:rsid="0014c495" officeooo:paragraph-rsid="0014c495"/>
    </style:style>
    <style:style style:name="P8" style:family="paragraph" style:parent-style-name="Standard">
      <style:text-properties officeooo:rsid="0015441d" officeooo:paragraph-rsid="0015441d"/>
    </style:style>
    <style:style style:name="T1" style:family="text">
      <style:text-properties officeooo:rsid="001544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1.Action event</text:p>
      <text:p text:style-name="P8">2.Adjustment event</text:p>
      <text:p text:style-name="P8">3.component event</text:p>
      <text:p text:style-name="P8">4.Container event</text:p>
      <text:p text:style-name="P8">5.input event</text:p>
      <text:p text:style-name="P8"><text:tab/>mouse event</text:p>
      <text:p text:style-name="P8"><text:tab/>key event</text:p>
      <text:p text:style-name="P8"><text:tab/>mouse wheel</text:p>
      <text:p text:style-name="P8">6.ItemEvent</text:p>
      <text:p text:style-name="P8">7.window Event</text:p>
      <text:p text:style-name="P8">8.text event</text:p>
      <text:p text:style-name="P8">9.focus event</text:p>
      <text:p text:style-name="P8">each of these event classes will have corresponding listeners</text:p>
      <text:p text:style-name="P1"/>
      <text:p text:style-name="P1">//in util pacakage</text:p>
      <text:p text:style-name="P1">protected transient java.lang.Object source;</text:p>
      <text:p text:style-name="P1"><text:s text:c="2"/>public java.util.EventObject(java.lang.Object); //const-&gt;EventObject(Object src)</text:p>
      <text:p text:style-name="P1"><text:s text:c="2"/>public java.lang.Object getSource(); // returns src -&gt; Object getSource()</text:p>
      <text:p text:style-name="P1"><text:s text:c="2"/>public java.lang.String toString(); -&gt;returns string equivalent</text:p>
      <text:p text:style-name="P1"/>
      <text:p text:style-name="P1">AWTEvent class</text:p>
      <text:p text:style-name="P1">public int getID(); -&gt;determine type of event</text:p>
      <text:p text:style-name="P1">superclass of all the awt events by event delegation model</text:p>
      <text:p text:style-name="P1"/>
      <text:p text:style-name="P1"/>
      <text:p text:style-name="P2">Action event class -&gt;generated when button is pressed /item is selected</text:p>
      <text:p text:style-name="P2"/>
      <text:p text:style-name="P2">3 const</text:p>
      <text:p text:style-name="P2">-&gt;obj – src that generates event</text:p>
      <text:p text:style-name="P2">-&gt;when – time the event occurred</text:p>
      <text:p text:style-name="P2">-&gt; modifier (modifier key -&gt;cntrl alt shift that generated event)</text:p>
      <text:p text:style-name="P2">-&gt;type – type of event </text:p>
      <text:p text:style-name="P2">-&gt;cmd -&gt;string equivalent</text:p>
      <text:p text:style-name="P2"/>
      <text:p text:style-name="P2">AdjustmentEvent</text:p>
      <text:p text:style-name="P2"/>
      <text:p text:style-name="P2"><text:s text:c="2"/>public static final int UNIT_INCREMENT; <text:s/></text:p>
      <text:p text:style-name="P2"><text:s text:c="2"/>public static final int UNIT_DECREMENT;</text:p>
      <text:p text:style-name="P2"><text:s text:c="2"/>public static final int BLOCK_DECREMENT;</text:p>
      <text:p text:style-name="P2"><text:s text:c="2"/>public static final int BLOCK_INCREMENT;</text:p>
      <text:p text:style-name="P2"><text:s text:c="2"/>public static final int TRACK;</text:p>
      <text:p text:style-name="P2"/>
      <text:p text:style-name="P2">AdjustmentEvent(obj,id,type,data)</text:p>
      <text:p text:style-name="P2"><text:tab/></text:p>
      <text:p text:style-name="P2"/>
      <text:p text:style-name="P3">COMPONENT EVENT-size position and visibility of component is changed</text:p>
      <text:p text:style-name="P4">4 types of events</text:p>
      <text:p text:style-name="P4"/>
      <text:p text:style-name="P4">ComponenetEvent(Object src,int ype);</text:p>
      <text:p text:style-name="P4"/>
      <text:p text:style-name="P4">Component getComponenet()</text:p>
      <text:p text:style-name="P4"><text:soft-page-break/></text:p>
      <text:p text:style-name="P4">Container event-&gt;generated when cmponent is added or removed from the container</text:p>
      <text:p text:style-name="P4"/>
      <text:p text:style-name="P4"><text:s/>public static final int COMPONENT_ADDED;</text:p>
      <text:p text:style-name="P4"><text:s text:c="2"/>public static final int COMPONENT_REMOVED;</text:p>
      <text:p text:style-name="P4"/>
      <text:p text:style-name="P4">Constructor-&gt;</text:p>
      <text:p text:style-name="P4"><text:tab/>ContainerEvent(Component c,int type, Component ce)</text:p>
      <text:p text:style-name="P5">Focus event-&gt;occurs when a component gains or looses focus</text:p>
      <text:p text:style-name="P5"/>
      <text:p text:style-name="P5"/>
      <text:p text:style-name="P5">InputEvent class -&gt;sub class of component and super class of key and mouse</text:p>
      <text:p text:style-name="P5"/>
      <text:p text:style-name="P6">ItemEvent class -&gt; when an item is selected/deslected from a list or in a checkbox</text:p>
      <text:p text:style-name="P6">public static final int SELECTED;</text:p>
      <text:p text:style-name="P6"><text:s text:c="2"/>public static final int DESELECTED;</text:p>
      <text:p text:style-name="P6"/>
      <text:p text:style-name="P6">KeyEvent Class</text:p>
      <text:p text:style-name="P6"/>
      <text:p text:style-name="P6">occurs whenever the key is pressed / released or typed</text:p>
      <text:p text:style-name="P7">MouseEvent</text:p>
      <text:p text:style-name="P7"><text:tab/>occurs when mouse is pressed,released,dragged,click,enter,exit</text:p>
      <text:p text:style-name="P7"/>
      <text:p text:style-name="P7">Mouse Wheel -&gt; wheel is btw the left and right buttons</text:p>
      <text:p text:style-name="P7">it can be either a block (page)/unit(line) scroll</text:p>
      <text:p text:style-name="P7"/>
      <text:p text:style-name="P7">TextEvent-&gt;is generated by the text field /areas when characters are entered /deleted by user/program</text:p>
      <text:p text:style-name="P7"/>
      <text:p text:style-name="P7"/>
      <text:p text:style-name="P7"><text:span text:style-name="T1">Window event -&gt;activated,deactivated, deconfied, iconified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5:35:35.618367534</meta:creation-date>
    <dc:date>2017-07-11T23:11:51.106784136</dc:date>
    <meta:editing-duration>PT3H59M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8" meta:word-count="292" meta:character-count="2191" meta:non-whitespace-character-count="1922"/>
  </office:meta>
</office:document-meta>
</file>